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text">
      <style:graphic-properties draw:auto-grow-width="false" fo:min-height="0.026cm"/>
    </style:style>
    <style:style style:name="gr7" style:family="graphic" style:parent-style-name="text">
      <style:graphic-properties draw:auto-grow-width="true" fo:min-height="0.25cm"/>
    </style:style>
    <style:style style:name="gr8" style:family="graphic" style:parent-style-name="text">
      <style:graphic-properties draw:textarea-horizontal-align="left" draw:auto-grow-height="true" draw:auto-grow-width="false" fo:min-height="0cm" fo:min-width="3.6cm"/>
    </style:style>
    <style:style style:name="gr9" style:family="graphic" style:parent-style-name="text">
      <style:graphic-properties draw:auto-grow-width="false" fo:min-height="0.25cm"/>
    </style:style>
    <style:style style:name="gr10" style:family="graphic" style:parent-style-name="text">
      <style:graphic-properties draw:textarea-horizontal-align="left" draw:textarea-vertical-align="middle" draw:auto-grow-width="false" fo:min-height="0.2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0.5cm" svg:height="28.7cm" svg:x="2cm" svg:y="0.5cm">
          <text:p/>
        </draw:rect>
        <draw:rect draw:style-name="gr2" draw:text-style-name="P2" draw:layer="layout" svg:width="29.5cm" svg:height="27.7cm" svg:x="2.5cm" svg:y="1cm">
          <text:p/>
        </draw:rect>
        <draw:custom-shape draw:style-name="gr3" draw:text-style-name="P2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2" draw:layer="layout" svg:width="9cm" svg:height="28.7cm" svg:x="32.5cm" svg:y="0.5cm">
          <text:p/>
        </draw:rect>
        <draw:line draw:style-name="gr5" draw:text-style-name="P2" draw:layer="layout" svg:x1="32.5cm" svg:y1="13.7cm" svg:x2="41.5cm" svg:y2="13.7cm">
          <text:p/>
        </draw:line>
        <draw:line draw:style-name="gr5" draw:text-style-name="P2" draw:layer="layout" svg:x1="32.5cm" svg:y1="25.42cm" svg:x2="41.5cm" svg:y2="25.42cm">
          <text:p/>
        </draw:line>
        <draw:line draw:style-name="gr5" draw:text-style-name="P2" draw:layer="layout" svg:x1="32.5cm" svg:y1="27.7cm" svg:x2="41.5cm" svg:y2="27.7cm">
          <text:p/>
        </draw:line>
        <draw:line draw:style-name="gr5" draw:text-style-name="P2" draw:layer="layout" svg:x1="32.5cm" svg:y1="24.7cm" svg:x2="41.5cm" svg:y2="24.7cm">
          <text:p/>
        </draw:line>
        <draw:frame draw:style-name="gr6" draw:layer="layout" svg:width="1.55cm" svg:height="0.28cm" svg:x="32.6cm" svg:y="24.887cm">
          <draw:text-box>
            <text:p><text:span text:style-name="T1">Scale:</text:span></text:p>
          </draw:text-box>
        </draw:frame>
        <draw:line draw:style-name="gr5" draw:text-style-name="P2" draw:layer="layout" svg:x1="37cm" svg:y1="24.7cm" svg:x2="37cm" svg:y2="25.42cm">
          <text:p/>
        </draw:line>
        <draw:frame draw:style-name="gr7" draw:layer="layout" svg:width="0.586cm" svg:height="0.28cm" svg:x="37.1cm" svg:y="24.887cm">
          <draw:text-box>
            <text:p><text:span text:style-name="T1">Date:</text:span></text:p>
          </draw:text-box>
        </draw:frame>
        <draw:line draw:style-name="gr5" draw:text-style-name="P2" draw:layer="layout" svg:x1="32.5cm" svg:y1="22.7cm" svg:x2="41.5cm" svg:y2="22.7cm">
          <text:p/>
        </draw:line>
        <draw:line draw:style-name="gr5" draw:text-style-name="P2" draw:layer="layout" svg:x1="34.5cm" svg:y1="22.7cm" svg:x2="34.5cm" svg:y2="24.7cm">
          <text:p/>
        </draw:line>
        <draw:rect draw:style-name="gr2" draw:text-style-name="P2" draw:layer="layout" svg:width="8.6cm" svg:height="8.6cm" svg:x="32.7cm" svg:y="13.9cm">
          <text:p/>
        </draw:rect>
        <draw:frame draw:name="scale" draw:style-name="gr8" draw:layer="printed_elements" svg:width="3.3cm" svg:height="0.28cm" svg:x="34.6cm" svg:y="24.858cm">
          <draw:text-box>
            <text:p><text:span text:style-name="T1">scale</text:span></text:p>
          </draw:text-box>
        </draw:frame>
        <draw:frame draw:name="date" draw:style-name="gr8" draw:layer="printed_elements" svg:width="3.6cm" svg:height="0.28cm" svg:x="39.1cm" svg:y="24.882cm">
          <draw:text-box>
            <text:p><text:span text:style-name="T1">date</text:span></text:p>
          </draw:text-box>
        </draw:frame>
        <draw:frame draw:name="title" draw:style-name="gr9" draw:layer="printed_elements" svg:width="9cm" svg:height="0.479cm" svg:x="32.6cm" svg:y="25.686cm">
          <draw:text-box>
            <text:p><text:span text:style-name="T2">title</text:span></text:p>
          </draw:text-box>
        </draw:frame>
        <draw:frame draw:name="comment1" draw:style-name="gr10" draw:layer="printed_elements" svg:width="9.079cm" svg:height="0.399cm" svg:x="32.6cm" svg:y="26.326cm">
          <draw:text-box>
            <text:p><text:span text:style-name="T3">comment1</text:span></text:p>
          </draw:text-box>
        </draw:frame>
        <draw:frame draw:name="comment2" draw:style-name="gr9" draw:layer="printed_elements" svg:width="9.079cm" svg:height="0.399cm" svg:x="32.6cm" svg:y="27.027cm">
          <draw:text-box>
            <text:p><text:span text:style-name="T3">comment2</text:span></text:p>
          </draw:text-box>
        </draw:frame>
        <draw:custom-shape draw:name="northarrow" draw:style-name="gr11" draw:text-style-name="P2" draw:layer="printed_elements" svg:width="1.6cm" svg:height="1.6cm" svg:x="32.7cm" svg:y="22.9cm">
          <text:p/>
          <draw:enhanced-geometry svg:viewBox="0 0 21600 21600" draw:type="rectangle" draw:enhanced-path="M 0 0 L 21600 0 21600 21600 0 21600 0 0 Z N"/>
        </draw:custom-shape>
        <draw:custom-shape draw:name="map" draw:style-name="gr12" draw:text-style-name="P2" draw:layer="printed_elements" svg:width="29.5cm" svg:height="27.7cm" svg:x="2.499cm" svg:y="0.999cm">
          <text:p/>
          <draw:enhanced-geometry svg:viewBox="0 0 21600 21600" draw:type="rectangle" draw:enhanced-path="M 0 0 L 21600 0 21600 21600 0 21600 0 0 Z N"/>
        </draw:custom-shape>
        <draw:custom-shape draw:name="overview" draw:style-name="gr11" draw:text-style-name="P2" draw:layer="printed_elements" svg:width="8.5cm" svg:height="8.5cm" svg:x="32.75cm" svg:y="13.95cm">
          <text:p/>
          <draw:enhanced-geometry svg:viewBox="0 0 21600 21600" draw:type="rectangle" draw:enhanced-path="M 0 0 L 21600 0 21600 21600 0 21600 0 0 Z N"/>
        </draw:custom-shape>
        <draw:custom-shape draw:name="scalebar" draw:style-name="gr13" draw:text-style-name="P2" draw:layer="printed_elements" svg:width="6cm" svg:height="0.5cm" svg:x="25.3cm" svg:y="27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nbenannt1" style:family="graphic" style:parent-style-name="text">
      <style:graphic-properties draw:stroke-dash="Dashed_20__28_var_29__20_1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6-01-27T11:29:29.121927471</dc:date>
    <meta:editing-duration>PT21H42M53S</meta:editing-duration>
    <meta:editing-cycles>91</meta:editing-cycles>
    <meta:generator>LibreOffice/4.2.8.2$Linux_X86_64 LibreOffice_project/420m0$Build-2</meta:generator>
    <dc:creator>Charlotte Toma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